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text-properties fo:background-color="#FFFF00"/>
    </style:style>
    <style:style style:name="P21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5/2018<text:bookmark-end text:name="Text14"/></text:p>
            <text:p text:style-name="Normální">KVOP-24353/2018<text:bookmark-end text:name="Text2"/></text:p>
            <text:p text:style-name="Normální"><text:bookmark-start text:name="Text6"/>14. 06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Ing. J. V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inženýre,<text:s/></text:p>
      <text:p text:style-name="Základnítext">dne 4. června 2018 byla do Kanceláře veřejného ochránce práv doručena Vaše žádost podle zákona č. 106/1999 Sb., o svobodném přístupu k informacím, ve znění pozdějších předpisů, kterou žádáte o zodpovězení následujících dotazů:</text:p>
      <text:list text:style-name="LFO4" text:continue-numbering="true">
        <text:list-item>
          <text:p text:style-name="P17">Kde ve sborníku Veřejné cesty najdete, že je právně aktualizován k 2018?</text:p>
        </text:list-item>
        <text:list-item>
          <text:p text:style-name="P18">Proč je po první titulní straně sborníku hned strana 5? Kde jsou strany 2, 3 a 4?</text:p>
        </text:list-item>
        <text:list-item>
          <text:p text:style-name="P19">Mají sborník prokazatelně k dispozici všechny městské úřady?</text:p>
        </text:list-item>
      </text:list>
      <text:p text:style-name="P20"/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Základnítext">Druhé aktualizované vydání Sborníku stanovisek č. 7 – Veřejné cesty; místní a účelové komunikace vydala Kanceláře veřejného ochránce práv v roce 2011. Právní stav je pak k tomuto okamžiku a sborník proto nezohledňuje změny, ke kterým po roce 2011 došlo (např. nový občanský zákoník z roku 2012). K aktualizaci jednotlivých sborníků dochází podle potřeby a podle toho, jak se změnila právní úprava nebo praxe. Pro dokreslení uvádím, že pouze u dvou z šestnácti vydaných sborníků došlo k vydání aktualizovaného vydání; vedle veřejných cest se jedná o Sborník stanovisek č. 14 – Důchody II.</text:p>
      <text:p text:style-name="Základnítext">K bodu č. 2</text:p>
      <text:p text:style-name="Základnítext">Strana 2 představuje prázdný list a na straně 3 je název sborníku; listy tak pro čtenáře nebo čtenářku sborníku nemají žádnou informační hodnotu, a proto je elektronická verze sborníku neobsahuje. Stranu 4 elektronická verze sborníku má a obsahuje název sborníku nebo informace o autorském kolektivu. Tato strana pouze není očíslovaná.<text:s/></text:p>
      <text:p text:style-name="Základnítext">K bodu č. 3</text:p>
      <text:p text:style-name="Základnítext">První vydání sborníku bylo zasláno všem obecním a městským úřadům. Všechny sborníky (mimo neaktuálních) jsou navíc volně ke stažení v elektronické podobě na internetových<text:s/><text:soft-page-break/>stránkách veřejného ochránce práv. Sborníky jsou dostupné i v Automatizovaném systému právních informací nakladatelství Wolters Kluwer.</text:p>
      <text:p text:style-name="P21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LIMI*</text:span>*KVOPX008LIMI*</text:p>
        <text:p text:style-name="P12"><text:span text:style-name="T13">KVOPX008LIMI</text:span>KVOPX008LIM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8-01T09:35:00Z</meta:creation-date>
    <dc:date>2018-08-01T09:45:00Z</dc:date>
    <meta:print-date>2018-08-01T09:34:00Z</meta:print-date>
    <meta:template xlink:href="KVOP_dopis%20vedoucího" xlink:type="simple"/>
    <meta:editing-cycles>3</meta:editing-cycles>
    <meta:editing-duration>PT660S</meta:editing-duration>
    <meta:user-defined meta:name="ContentTypeId">0x010100D3A71DC738674B4893D02C4CA0E22FAC</meta:user-defined>
    <meta:document-statistic meta:page-count="2" meta:paragraph-count="4" meta:word-count="311" meta:character-count="2148" meta:row-count="15" meta:non-whitespace-character-count="1841"/>
  </office:meta>
</office:document-meta>
</file>